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style:text-autospace="none"/>
      <style:text-properties fo:color="#000000" style:font-name="Monaco" fo:font-size="7pt" style:font-name-asian="Monaco" style:font-size-asian="7pt" style:font-name-complex="Monaco" style:font-size-complex="7pt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8pt" style:font-name-asian="Monaco" style:font-size-asian="8pt" style:font-name-complex="Monaco" style:font-size-complex="8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7pt" style:font-name-asian="Monaco" style:font-size-asian="7pt" style:font-name-complex="Monaco" style:font-size-complex="7pt"/>
    </style:style>
    <style:style style:name="P5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7pt" style:font-name-asian="Monaco" style:font-size-asian="7pt" style:font-name-complex="Monaco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background-color="#00cc00" style:font-size-asian="7pt" style:font-size-complex="7pt"/>
    </style:style>
    <style:style style:name="T3" style:family="text">
      <style:text-properties fo:background-color="#00cc0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{"<text:span text:style-name="T3">movies</text:span>":</text:p>
      <text:p text:style-name="P4"><text:tab/>[</text:p>
      <text:p text:style-name="P3"><text:span text:style-name="T1"><text:tab/><text:tab/>{"</text:span><text:span text:style-name="T2">title</text:span><text:span text:style-name="T1">":"Godzilla","</text:span><text:span text:style-name="T2">year</text:span><text:span text:style-name="T1">":"2014","</text:span><text:span text:style-name="T2">poster</text:span><text:span text:style-name="T1">":"</text:span><text:a xlink:type="simple" xlink:href="https://image.tmdb.org/t/p/w300/wy1eCWhTCPdiYHsbkYykO7rlkDn.jpg" text:style-name="Internet_20_link" text:visited-style-name="Visited_20_Internet_20_Link"><text:span text:style-name="T1">https://image.tmdb.org/t/p/w300/wy1eCWhTCPdiYHsbkYykO7rlkDn.jpg</text:span></text:a><text:span text:style-name="T1">","id":"124905"},<text:tab/><text:tab/><text:tab/><text:tab/><text:tab/><text:tab/>{"</text:span><text:span text:style-name="T2">title</text:span><text:span text:style-name="T1">":"Godzilla","</text:span><text:span text:style-name="T2">year</text:span><text:span text:style-name="T1">":"1998","</text:span><text:span text:style-name="T2">poster</text:span><text:span text:style-name="T1">":"</text:span><text:a xlink:type="simple" xlink:href="https://image.tmdb.org/t/p/w300/yZxpPuyWmK3wtsPRsLW7A9EINAy.jpg" text:style-name="Internet_20_link" text:visited-style-name="Visited_20_Internet_20_Link"><text:span text:style-name="T1">https://image.tmdb.org/t/p/w300/yZxpPuyWmK3wtsPRsLW7A9EINAy.jpg</text:span></text:a><text:span text:style-name="T1">","id":"929"},<text:tab/><text:tab/><text:tab/><text:tab/><text:tab/><text:tab/>{"</text:span><text:span text:style-name="T2">title</text:span><text:span text:style-name="T1">":"Cozzilla","</text:span><text:span text:style-name="T2">year</text:span><text:span text:style-name="T1">":"1977","</text:span><text:span text:style-name="T2">poster</text:span><text:span text:style-name="T1">":"</text:span><text:a xlink:type="simple" xlink:href="https://image.tmdb.org/t/p/w300/jFX4D9BNgC8nohbschIXVf7yUz9.jpg" text:style-name="Internet_20_link" text:visited-style-name="Visited_20_Internet_20_Link"><text:span text:style-name="T1">https://image.tmdb.org/t/p/w300/jFX4D9BNgC8nohbschIXVf7yUz9.jpg</text:span></text:a><text:span text:style-name="T1">","id":"340315"},<text:tab/><text:tab/><text:tab/><text:tab/><text:tab/><text:tab/>{"</text:span><text:span text:style-name="T2">title</text:span><text:span text:style-name="T1">":"Godzilla","</text:span><text:span text:style-name="T2">year</text:span><text:span text:style-name="T1">":"1954","</text:span><text:span text:style-name="T2">poster</text:span><text:span text:style-name="T1">":"</text:span><text:a xlink:type="simple" xlink:href="https://image.tmdb.org/t/p/w300/fqm701tPzydlWAyEJIVaXYk8GTG.jpg" text:style-name="Internet_20_link" text:visited-style-name="Visited_20_Internet_20_Link"><text:span text:style-name="T1">https://image.tmdb.org/t/p/w300/fqm701tPzydlWAyEJIVaXYk8GTG.jpg</text:span></text:a><text:span text:style-name="T1">","id":"1678"},<text:tab/><text:tab/><text:tab/><text:tab/><text:tab/><text:tab/>{"</text:span><text:span text:style-name="T2">title</text:span><text:span text:style-name="T1">":"Godzilla: Resurgence","</text:span><text:span text:style-name="T2">year</text:span><text:span text:style-name="T1">":"2016","</text:span><text:span text:style-name="T2">poster</text:span><text:span text:style-name="T1">":"</text:span><text:a xlink:type="simple" xlink:href="https://image.tmdb.org/t/p/w300/iv6vIX9uHluDOJrQadepN6QfMNu.jpg" text:style-name="Internet_20_link" text:visited-style-name="Visited_20_Internet_20_Link"><text:span text:style-name="T1">https://image.tmdb.org/t/p/w300/iv6vIX9uHluDOJrQadepN6QfMNu.jpg</text:span></text:a><text:span text:style-name="T1">","id":"315011"},<text:tab/><text:tab/><text:tab/><text:tab/>{"</text:span><text:span text:style-name="T2">title</text:span><text:span text:style-name="T1">":"Godzilla 2","</text:span><text:span text:style-name="T2">year</text:span><text:span text:style-name="T1">":"2019","</text:span><text:span text:style-name="T2">poster</text:span><text:span text:style-name="T1">":"N/A","id":"373571"},</text:span></text:p>
      <text:p text:style-name="P4"><text:tab/><text:tab/>{"<text:span text:style-name="T3">title</text:span>":"Godzilla vs.Kong","<text:span text:style-name="T3">year</text:span>":"2020","<text:span text:style-name="T3">poster</text:span>":"N/A","id":"399566"},</text:p>
      <text:p text:style-name="P3"><text:span text:style-name="T1"><text:tab/><text:tab/>{"</text:span><text:span text:style-name="T2">title</text:span><text:span text:style-name="T1">":"Godzilla vs Space Godzilla","</text:span><text:span text:style-name="T2">year</text:span><text:span text:style-name="T1">":"1994","</text:span><text:span text:style-name="T2">poster</text:span><text:span text:style-name="T1">":"</text:span><text:a xlink:type="simple" xlink:href="https://image.tmdb.org/t/p/w300/dtFPDoMpnSoZ9QJGjfBgiLcS9LQ.jpg" text:style-name="Internet_20_link" text:visited-style-name="Visited_20_Internet_20_Link"><text:span text:style-name="T1">https://image.tmdb.org/t/p/w300/dtFPDoMpnSoZ9QJGjfBgiLcS9LQ.jpg</text:span></text:a><text:span text:style-name="T1">","id":"39466"},</text:span></text:p>
      <text:p text:style-name="P3"><text:span text:style-name="T1"><text:tab/><text:tab/>{"</text:span><text:span text:style-name="T2">title</text:span><text:span text:style-name="T1">":"Bambi Meets Godzilla","</text:span><text:span text:style-name="T2">year</text:span><text:span text:style-name="T1">":"1969","</text:span><text:span text:style-name="T2">poster</text:span><text:span text:style-name="T1">":"</text:span><text:a xlink:type="simple" xlink:href="https://image.tmdb.org/t/p/w300/pLvB3mWUil8P8BA1oWuJpzP7byt.jpg" text:style-name="Internet_20_link" text:visited-style-name="Visited_20_Internet_20_Link"><text:span text:style-name="T1">https://image.tmdb.org/t/p/w300/pLvB3mWUil8P8BA1oWuJpzP7byt.jpg</text:span></text:a><text:span text:style-name="T1">","id":"3171"},<text:tab/></text:span></text:p>
      <text:p text:style-name="P3"><text:span text:style-name="T1"><text:tab/><text:tab/>{"</text:span><text:span text:style-name="T2">title</text:span><text:span text:style-name="T1">":"Godzilla, King of the Monsters!","</text:span><text:span text:style-name="T2">year</text:span><text:span text:style-name="T1">":"1956","</text:span><text:span text:style-name="T2">poster</text:span><text:span text:style-name="T1">":"</text:span><text:a xlink:type="simple" xlink:href="https://image.tmdb.org/t/p/w300/5ylNxgm5CusO7iQ4veMYgSDTUW5.jpg" text:style-name="Internet_20_link" text:visited-style-name="Visited_20_Internet_20_Link"><text:span text:style-name="T1">https://image.tmdb.org/t/p/w300/5ylNxgm5CusO7iQ4veMYgSDTUW5.jpg</text:span></text:a><text:span text:style-name="T1">","id":"18983"},</text:span></text:p>
      <text:p text:style-name="P3"><text:span text:style-name="T1"><text:tab/><text:tab/>{"</text:span><text:span text:style-name="T2">title</text:span><text:span text:style-name="T1">":"Godzilla 2000: Millennium","</text:span><text:span text:style-name="T2">year</text:span><text:span text:style-name="T1">":"1999","</text:span><text:span text:style-name="T2">poster</text:span><text:span text:style-name="T1">":"</text:span><text:a xlink:type="simple" xlink:href="https://image.tmdb.org/t/p/w300/iFqf6rOnVdBGR3PIqn1eRUffuaH.jpg" text:style-name="Internet_20_link" text:visited-style-name="Visited_20_Internet_20_Link"><text:span text:style-name="T1">https://image.tmdb.org/t/p/w300/iFqf6rOnVdBGR3PIqn1eRUffuaH.jpg</text:span></text:a><text:span text:style-name="T1">","id":"10643"},</text:span></text:p>
      <text:p text:style-name="P3"><text:span text:style-name="T1"><text:tab/><text:tab/>{"</text:span><text:span text:style-name="T2">title</text:span><text:span text:style-name="T1">":"Godzilla vs Destroyah","</text:span><text:span text:style-name="T2">year</text:span><text:span text:style-name="T1">":"1995","</text:span><text:span text:style-name="T2">poster</text:span><text:span text:style-name="T1">":"</text:span><text:a xlink:type="simple" xlink:href="https://image.tmdb.org/t/p/w300/kr1giz074TE3dkCmcEbbMKv7eu8.jpg" text:style-name="Internet_20_link" text:visited-style-name="Visited_20_Internet_20_Link"><text:span text:style-name="T1">https://image.tmdb.org/t/p/w300/kr1giz074TE3dkCmcEbbMKv7eu8.jpg</text:span></text:a><text:span text:style-name="T1">","id":"12561"},</text:span></text:p>
      <text:p text:style-name="P3"><text:span text:style-name="T1"><text:tab/><text:tab/>{"</text:span><text:span text:style-name="T2">title</text:span><text:span text:style-name="T1">":"Mothra vs Godzilla","</text:span><text:span text:style-name="T2">year</text:span><text:span text:style-name="T1">":"1964","</text:span><text:span text:style-name="T2">poster</text:span><text:span text:style-name="T1">":"</text:span><text:a xlink:type="simple" xlink:href="https://image.tmdb.org/t/p/w300/7XdeTfAEEeK6L485Aa9qw99wk2J.jpg" text:style-name="Internet_20_link" text:visited-style-name="Visited_20_Internet_20_Link"><text:span text:style-name="T1">https://image.tmdb.org/t/p/w300/7XdeTfAEEeK6L485Aa9qw99wk2J.jpg</text:span></text:a><text:span text:style-name="T1">","id":"1682"},</text:span></text:p>
      <text:p text:style-name="P3"><text:span text:style-name="T1"><text:tab/><text:tab/>{"</text:span><text:span text:style-name="T2">title</text:span><text:span text:style-name="T1">":"Godzilla vs Megaguirus","</text:span><text:span text:style-name="T2">year</text:span><text:span text:style-name="T1">":"2000","</text:span><text:span text:style-name="T2">poster</text:span><text:span text:style-name="T1">":"</text:span><text:a xlink:type="simple" xlink:href="https://image.tmdb.org/t/p/w300/wrsN0Q79MMpNYKGlAb7CeBnVxDD.jpg" text:style-name="Internet_20_link" text:visited-style-name="Visited_20_Internet_20_Link"><text:span text:style-name="T1">https://image.tmdb.org/t/p/w300/wrsN0Q79MMpNYKGlAb7CeBnVxDD.jpg</text:span></text:a><text:span text:style-name="T1">","id":"39468"},<text:tab/></text:span></text:p>
      <text:p text:style-name="P3"><text:span text:style-name="T1"><text:tab/><text:tab/>{"</text:span><text:span text:style-name="T2">title</text:span><text:span text:style-name="T1">":"Godzilla vs Mechagodzilla","</text:span><text:span text:style-name="T2">year</text:span><text:span text:style-name="T1">":"1974","</text:span><text:span text:style-name="T2">poster</text:span><text:span text:style-name="T1">":"</text:span><text:a xlink:type="simple" xlink:href="https://image.tmdb.org/t/p/w300/r1Sd27TkOzVxQlfDFI8zHnKdcSQ.jpg" text:style-name="Internet_20_link" text:visited-style-name="Visited_20_Internet_20_Link"><text:span text:style-name="T1">https://image.tmdb.org/t/p/w300/r1Sd27TkOzVxQlfDFI8zHnKdcSQ.jpg</text:span></text:a><text:span text:style-name="T1">","id":"38582"},<text:tab/></text:span></text:p>
      <text:p text:style-name="P3"><text:span text:style-name="T1"><text:tab/><text:tab/>{"</text:span><text:span text:style-name="T2">title</text:span><text:span text:style-name="T1">":"Godzilla and Other Movie Monsters","</text:span><text:span text:style-name="T2">year</text:span><text:span text:style-name="T1">":"N/A","</text:span><text:span text:style-name="T2">poster</text:span><text:span text:style-name="T1">":"N/A","id":"310359"},</text:span></text:p>
      <text:p text:style-name="P3"><text:span text:style-name="T1"><text:tab/><text:tab/>{"</text:span><text:span text:style-name="T2">title</text:span><text:span text:style-name="T1">":"Bringing Godzilla Down to Size","</text:span><text:span text:style-name="T2">year</text:span><text:span text:style-name="T1">":"2008","</text:span><text:span text:style-name="T2">poster</text:span><text:span text:style-name="T1">":"</text:span><text:a xlink:type="simple" xlink:href="https://image.tmdb.org/t/p/w300/bQga8scSP6O7ZsYg42bPQ0cmu7f.jpg" text:style-name="Internet_20_link" text:visited-style-name="Visited_20_Internet_20_Link"><text:span text:style-name="T1">https://image.tmdb.org/t/p/w300/bQga8scSP6O7ZsYg42bPQ0cmu7f.jpg</text:span></text:a><text:span text:style-name="T1">","id":"269308"},</text:span></text:p>
      <text:p text:style-name="P4"><text:tab/><text:tab/>{"<text:span text:style-name="T3">title</text:span>":"Son of Bambi Meets Godzilla","<text:span text:style-name="T3">year</text:span>":"1999","<text:span text:style-name="T3">poster</text:span>":"<text:a xlink:type="simple" xlink:href="https://image.tmdb.org/t/p/w300/9FiK1c5d06lKXMEuGr1nAT2DRJu.jpg" text:style-name="Internet_20_link" text:visited-style-name="Visited_20_Internet_20_Link">https://image.tmdb.org/t/p/w300/9FiK1c5d06lKXMEuGr1nAT2DRJu.jpg</text:a>","id":"69724"},</text:p>
      <text:p text:style-name="P4"><text:tab/><text:tab/>{"<text:span text:style-name="T3">title</text:span>":"Le Retour de Godzilla","<text:span text:style-name="T3">year</text:span>":"1984","<text:span text:style-name="T3">poster</text:span>":"<text:a xlink:type="simple" xlink:href="https://image.tmdb.org/t/p/w300/wWQmEv8UiGckO4lHyNtOX8tSCQy.jpg" text:style-name="Internet_20_link" text:visited-style-name="Visited_20_Internet_20_Link">https://image.tmdb.org/t/p/w300/wWQmEv8UiGckO4lHyNtOX8tSCQy.jpg</text:a>","id":"39256"},</text:p>
      <text:p text:style-name="P4"><text:tab/><text:tab/>{"<text:span text:style-name="T3">title</text:span>":"Godzilla vs Mechagodzilla","<text:span text:style-name="T3">year</text:span>":"2002","<text:span text:style-name="T3">poster</text:span>":"<text:a xlink:type="simple" xlink:href="https://image.tmdb.org/t/p/w300/jbFSVc8aRSguOjUCFp4YJXCDN8Z.jpg" text:style-name="Internet_20_link" text:visited-style-name="Visited_20_Internet_20_Link">https://image.tmdb.org/t/p/w300/jbFSVc8aRSguOjUCFp4YJXCDN8Z.jpg</text:a>","id":"12636"}</text:p>
      <text:p text:style-name="P4"><text:tab/>]</text:p>
      <text:p text:style-name="P4">}</text:p>
      <text:p text:style-name="P4"/>
      <text:p text:style-name="P4">Explications :</text:p>
      <text:list xml:id="list8812752103530374152" text:style-name="L1">
        <text:list-item>
          <text:p text:style-name="P5">Ceci est un JsonObject</text:p>
        </text:list-item>
        <text:list-item>
          <text:p text:style-name="P5">Pour obtenir l'ensemble des films, il faut extraire le JsonArray grâce à la clé « movies » (JsonObject.getJsonArray(« movies »)</text:p>
        </text:list-item>
        <text:list-item>
          <text:p text:style-name="P5">Pour obtenir un seul film, parcourir le JsonArray avec JsonArray.get(index). L'objet renvoyé est un JsonObject.</text:p>
        </text:list-item>
        <text:list-item>
          <text:p text:style-name="P5">Pour connaître la taille du tableau : JsonArray.size()</text:p>
        </text:list-item>
        <text:list-item>
          <text:p text:style-name="P5">Une fois le JsonObject représentant un film obtenu, utiliser les clés en vert pour connaître les informations :</text:p>
        </text:list-item>
        <text:list-item>
          <text:p text:style-name="P5">JsonObject.getString(« title») renvoie Godzilla pour le premier film</text:p>
        </text:list-item>
        <text:list-item>
          <text:p text:style-name="P5">JsonObject.getString(« year ») renvoie 1998 pour le deuxieme film</text:p>
        </text:list-item>
        <text:list-item>
          <text:p text:style-name="P1">JsonObject.getString(« poster ») renvoie <text:s/><text:a xlink:type="simple" xlink:href="https://image.tmdb.org/t/p/w300/jFX4D9BNgC8nohbschIXVf7yUz9.jpg" text:style-name="Internet_20_link" text:visited-style-name="Visited_20_Internet_20_Link">https://image.tmdb.org/t/p/w300/jFX4D9BNgC8nohbschIXVf7yUz9.jpg</text:a> pour le troisieme film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0T11:23:58</meta:creation-date>
    <dc:date>2016-09-10T11:38:48</dc:date>
    <meta:editing-duration>PT14M51S</meta:editing-duration>
    <meta:editing-cycles>2</meta:editing-cycles>
    <meta:generator>OpenOffice/4.1.2$Unix OpenOffice.org_project/412m3$Build-9782</meta:generator>
    <meta:document-statistic meta:table-count="0" meta:image-count="0" meta:object-count="0" meta:page-count="1" meta:paragraph-count="28" meta:word-count="164" meta:character-count="3306"/>
  </office:meta>
</office:document-meta>
</file>